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Hack" svg:font-family="Hack" style:font-adornments="Обычный" style:font-family-generic="modern" style:font-pitch="fixed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RENT">
      <style:text-properties fo:language="ru" fo:country="RU" officeooo:rsid="01dc421c" officeooo:paragraph-rsid="01dc421c"/>
    </style:style>
    <style:style style:name="P2" style:family="paragraph" style:parent-style-name="PARENT">
      <style:text-properties fo:language="ru" fo:country="RU" officeooo:rsid="01e073aa" officeooo:paragraph-rsid="01e073aa"/>
    </style:style>
    <style:style style:name="P3" style:family="paragraph" style:parent-style-name="PARENT">
      <style:text-properties fo:language="ru" fo:country="RU" officeooo:rsid="01e073aa" officeooo:paragraph-rsid="01e5a25f"/>
    </style:style>
    <style:style style:name="P4" style:family="paragraph" style:parent-style-name="PARENT">
      <style:text-properties fo:language="ru" fo:country="RU" officeooo:rsid="01e8d241" officeooo:paragraph-rsid="01e8d241"/>
    </style:style>
    <style:style style:name="P5" style:family="paragraph" style:parent-style-name="PARENT">
      <style:text-properties fo:language="ru" fo:country="RU" officeooo:rsid="01ed916b" officeooo:paragraph-rsid="01ed916b"/>
    </style:style>
    <style:style style:name="P6" style:family="paragraph" style:parent-style-name="PARENT">
      <style:text-properties fo:language="ru" fo:country="RU" officeooo:rsid="01ed9eed" officeooo:paragraph-rsid="01ed9eed"/>
    </style:style>
    <style:style style:name="P7" style:family="paragraph" style:parent-style-name="PARENT">
      <style:text-properties fo:language="ru" fo:country="RU" officeooo:rsid="01f0f82f" officeooo:paragraph-rsid="01f0f82f"/>
    </style:style>
    <style:style style:name="P8" style:family="paragraph" style:parent-style-name="PARENT">
      <style:text-properties officeooo:paragraph-rsid="01dc421c"/>
    </style:style>
    <style:style style:name="P9" style:family="paragraph" style:parent-style-name="PARENT">
      <style:text-properties officeooo:rsid="01e073aa" officeooo:paragraph-rsid="01e073aa"/>
    </style:style>
    <style:style style:name="P10" style:family="paragraph" style:parent-style-name="PARENT">
      <style:text-properties fo:language="en" fo:country="US" officeooo:rsid="01e6fbaa" officeooo:paragraph-rsid="01e6fbaa"/>
    </style:style>
    <style:style style:name="P11" style:family="paragraph" style:parent-style-name="PARENT">
      <style:text-properties fo:language="en" fo:country="US" officeooo:rsid="01e6fbaa" officeooo:paragraph-rsid="01ed9eed"/>
    </style:style>
    <style:style style:name="P12" style:family="paragraph" style:parent-style-name="PARENT">
      <style:text-properties fo:language="en" fo:country="US" officeooo:rsid="01ec1ed2" officeooo:paragraph-rsid="01ec1ed2"/>
    </style:style>
    <style:style style:name="P13" style:family="paragraph" style:parent-style-name="PARENT">
      <style:text-properties fo:language="en" fo:country="US" officeooo:rsid="01ed916b" officeooo:paragraph-rsid="01ed916b"/>
    </style:style>
    <style:style style:name="P14" style:family="paragraph" style:parent-style-name="PARENT">
      <style:text-properties fo:language="en" fo:country="US" officeooo:rsid="01ed9eed" officeooo:paragraph-rsid="01ed9eed"/>
    </style:style>
    <style:style style:name="P15" style:family="paragraph" style:parent-style-name="PARENT">
      <style:text-properties officeooo:paragraph-rsid="01f211e8"/>
    </style:style>
    <style:style style:name="P16" style:family="paragraph" style:parent-style-name="PARENT">
      <style:text-properties officeooo:paragraph-rsid="01f3bd93"/>
    </style:style>
    <style:style style:name="P17" style:family="paragraph" style:parent-style-name="PARENT">
      <style:text-properties fo:language="ru" fo:country="RU" officeooo:rsid="01f0f82f" officeooo:paragraph-rsid="01f0f82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dc421c"/>
    </style:style>
    <style:style style:name="T3" style:family="text">
      <style:text-properties fo:language="en" fo:country="US" officeooo:rsid="01ddfdc4"/>
    </style:style>
    <style:style style:name="T4" style:family="text">
      <style:text-properties fo:language="en" fo:country="US" officeooo:rsid="01e6fbaa"/>
    </style:style>
    <style:style style:name="T5" style:family="text">
      <style:text-properties fo:language="en" fo:country="US" officeooo:rsid="01f11cf6"/>
    </style:style>
    <style:style style:name="T6" style:family="text">
      <style:text-properties fo:language="en" fo:country="US" officeooo:rsid="01f6f976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1dc421c"/>
    </style:style>
    <style:style style:name="T9" style:family="text">
      <style:text-properties fo:language="ru" fo:country="RU" officeooo:rsid="01ddfdc4"/>
    </style:style>
    <style:style style:name="T10" style:family="text">
      <style:text-properties fo:language="ru" fo:country="RU" officeooo:rsid="01de49da"/>
    </style:style>
    <style:style style:name="T11" style:family="text">
      <style:text-properties fo:language="ru" fo:country="RU" officeooo:rsid="01e24b22"/>
    </style:style>
    <style:style style:name="T12" style:family="text">
      <style:text-properties fo:language="ru" fo:country="RU" officeooo:rsid="01f211e8"/>
    </style:style>
    <style:style style:name="T13" style:family="text">
      <style:text-properties fo:language="ru" fo:country="RU" officeooo:rsid="01f3bd93"/>
    </style:style>
    <style:style style:name="T14" style:family="text">
      <style:text-properties fo:language="ru" fo:country="RU" officeooo:rsid="01f4eab2"/>
    </style:style>
    <style:style style:name="T15" style:family="text">
      <style:text-properties officeooo:rsid="01dc421c"/>
    </style:style>
    <style:style style:name="T16" style:family="text">
      <style:text-properties officeooo:rsid="01e5a25f"/>
    </style:style>
    <style:style style:name="T17" style:family="text">
      <style:text-properties officeooo:rsid="01e6fbaa"/>
    </style:style>
    <style:style style:name="T18" style:family="text">
      <style:text-properties officeooo:rsid="01eaca78"/>
    </style:style>
    <style:style style:name="T19" style:family="text">
      <style:text-properties officeooo:rsid="01ed9ee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HEAD_20_N">Установка <text:span text:style-name="T1">python</text:span></text:p>
        <text:p text:style-name="P1">Качаем с <text:a xlink:type="simple" xlink:href="https://www.python.org/" text:style-name="Internet_20_link" text:visited-style-name="Visited_20_Internet_20_Link">https://www.python.org/</text:a>. Версия последняя. По умолчанию обычно на 32. Последняя 3.7.<text:span text:style-name="T6">3</text:span>.</text:p>
        <text:p text:style-name="P8"><text:span text:style-name="T8">При установке обязательно г</text:span>алочка <text:span text:style-name="_5f_EMPHASIS">Add Python 3.7 to PATH</text:span><text:span text:style-name="T1"> </text:span><text:span text:style-name="T8">для запуска </text:span><text:span text:style-name="_5f_EMPHASIS">pip</text:span><text:span text:style-name="T2"> </text:span><text:span text:style-name="T8">из командной строки.</text:span></text:p>
        <text:p text:style-name="HEAD">QT</text:p>
        <text:p text:style-name="P8"><text:span text:style-name="T8">Устанавливаем </text:span><text:span text:style-name="T2">PyQT5. </text:span>Запускаем в командной строке <text:span text:style-name="T8">команду.</text:span></text:p>
        <text:p text:style-name="CODE">pip install pyqt5</text:p>
        <text:p text:style-name="HEAD">MySQL</text:p>
        <text:p text:style-name="P15"><text:span text:style-name="T15">Устанавливаем библиотеку для работы с </text:span><text:span text:style-name="T2">MySQL. </text:span><text:span text:style-name="T8">Разработчики </text:span><text:span text:style-name="T12">перестали</text:span><text:span text:style-name="T8"> включать библиотеку начиная с </text:span><text:span text:style-name="T2">QT5. </text:span></text:p>
        <text:p text:style-name="P16"><text:span text:style-name="T12">Ломимся на <text:s/></text:span><text:a xlink:type="simple" xlink:href="https://dev.mysql.com/downloads/connector/python/" text:style-name="Internet_20_link" text:visited-style-name="Visited_20_Internet_20_Link"><text:span text:style-name="T12">https://dev.mysql.com/downloads/connector/python/</text:span></text:a><text:span text:style-name="T12"> </text:span><text:span text:style-name="T13">Там качаем Connector/Python 8.0.15 на 64 разряда как у нас установлен. <text:s/>Устанавливаем. Установка библиотеки происходит в c:\Users\klimo\AppData\Local\Programs\Python\Python37\Lib\site-packages Переносим файл libmysql.dll в папку c:\Users\klimo\AppData\Local\Programs\Python\Python37. </text:span><text:span text:style-name="T14">Проверяем работу.</text:span></text:p>
        <text:p text:style-name="P16"><text:span text:style-name="T9"><text:s/></text:span><text:span text:style-name="T11">В </text:span><text:span text:style-name="_5f_EMPHASIS">PATH</text:span><text:span text:style-name="T11"> прописаны пути:</text:span></text:p>
        <text:p text:style-name="_5f_CODE">C:\\...\<text:span text:style-name="T11">\</text:span>Python37-32\\lib\\site-packages\\PyQt5\\Qt\\bin</text:p>
        <text:p text:style-name="_5f_CODE">C:\\...\\Python35-32\\Lib\\site-packages\\PyQt5</text:p>
        <text:p text:style-name="_5f_CODE">C:\\...\\Python37-32\\Scripts\\</text:p>
        <text:p text:style-name="_5f_CODE">C:\\...\\Python37-32\\</text:p>
        <text:p text:style-name="PARENT"><text:span text:style-name="T9">В </text:span><text:span text:style-name="T10">архиве</text:span><text:span text:style-name="T9"> в папке </text:span><text:span text:style-name="_5f_EMPHASIS">lib</text:span><text:span text:style-name="T3"> </text:span><text:span text:style-name="T9">находим файл </text:span><text:span text:style-name="_5f_EMPHASIS">libmysql.dll</text:span><text:span text:style-name="T9"> и копируем его в </text:span><text:span text:style-name="T11">любую из вышеприведенных папок.</text:span></text:p>
        <text:p text:style-name="P9"><text:span text:style-name="T9">Т</text:span><text:span text:style-name="T7">еперь ставим dbforgesql56ru</text:span><text:span text:style-name="T1">. </text:span></text:p>
        <text:p text:style-name="P2">Загружаем базу суперстафф только для тестирования. </text:p>
        <text:p text:style-name="P3"><text:span text:style-name="_5f_EMPHASIS">os.getenv</text:span> не вызывает функцию getenv из библиотеки языка C, а просто выбирает значения ключей из <text:span text:style-name="T16">словаря </text:span><text:span text:style-name="_5f_EMPHASIS">os.environ</text:span>. <text:span text:style-name="T16">Поэтому можно просто посмотерь что находится в словаре </text:span><text:span text:style-name="_5f_EMPHASIS">print(os.environ)</text:span></text:p>
        <text:p text:style-name="P4">Обратите внимание, что для v5.11 и более поздних версий 32-разрядные диски Windows не содержат модулей WebEngine. <text:span text:style-name="T18">Есть 5.7.1.</text:span></text:p>
        <text:p text:style-name="P4">Как установить <text:s/><text:span text:style-name="T4">PyQt5 </text:span>определенной версии</text:p>
        <text:p text:style-name="P12">pip uninstall <text:s/><text:span text:style-name="T17">PyQt5</text:span></text:p>
        <text:p text:style-name="P10">pip install PyQt5==5.7.1</text:p>
        <text:p text:style-name="P13">WebKit <text:span text:style-name="T7">только 5.6 а 3.7 не поддерживает:</text:span></text:p>
        <text:p text:style-name="CODE">Could not find a version that satisfies the requirement PyQt5==5.6 (from versions: 5.7.1, 5.8, 5.8.1.1, 5.8.2, 5.9, 5.9.1, 5.9.2, 5.10, 5.10.1, 5.11.2, 5.11.3)</text:p>
        <text:p text:style-name="CODE">No matching distribution found for PyQt5==5.6</text:p>
        <text:p text:style-name="P5">Значит переходим на 3.5</text:p>
        <text:p text:style-name="P6">Инсталлятор только на 3.5.4</text:p>
        <text:p text:style-name="P14">pip <text:span text:style-name="T7">по умолчанию грузит 5.11</text:span></text:p>
        <text:p text:style-name="P6">удаляем</text:p>
        <text:p text:style-name="P11"><text:span text:style-name="T7">pip install PyQt5==5.</text:span><text:span text:style-name="T19">6</text:span></text:p>
        <text:p text:style-name="P6"><text:soft-page-break/></text:p>
        <text:p text:style-name="P6"/>
        <text:p text:style-name="P5">You are using pip version 9.0.1, however version 19.0.2 is available.</text:p>
        <text:p text:style-name="P5">You should consider upgrading via the 'python -m pip install --upgrade pip' command.</text:p>
        <text:p text:style-name="P5"/>
        <text:p text:style-name="P7">В 64 разрядно 5.1<text:span text:style-name="T5">2</text:span> тоже нет <text:s/>PyQt5.QtWebEngineWidgets</text:p>
        <text:p text:style-name="HEAD">lxml</text:p>
        <text:p text:style-name="_5f_CODE">pip install lxml</text:p>
        <text:p text:style-name="HEAD">PyQtWebEngine</text:p>
        <text:p text:style-name="_5f_CODE">pip install PyQtWebEngine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Hack" svg:font-family="Hack" style:font-adornments="Обычный" style:font-family-generic="modern" style:font-pitch="fixed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HEAD_20_N" style:display-name="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1pt" fo:font-weight="normal" fo:hyphenate="true" fo:hyphenation-remain-char-count="2" fo:hyphenation-push-char-count="2"/>
    </style:style>
    <style:style style:name="HEAD_20_N.N" style:display-name="HEAD N.N" style:family="paragraph" style:parent-style-name="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HEAD_20_N.N.N" style:display-name="HEAD N.N.N" style:family="paragraph" style:parent-style-name="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_5f_Код" style:display-name="_Код" style:family="paragraph" style:next-style-name="Standard" style:default-outline-level="" style:master-page-name="">
      <loext:graphic-properties draw:fill="solid" draw:fill-color="#eeeeee" draw:fill-hatch-name="Blue_20_Triple_20_90_20_Degrees" draw:fill-hatch-solid="false"/>
      <style:paragraph-properties fo:margin-left="0.101cm" fo:margin-right="0cm" fo:margin-top="0cm" fo:margin-bottom="0.3cm" loext:contextual-spacing="true" fo:line-height="100%" fo:text-align="start" style:justify-single-word="false" fo:text-indent="0cm" style:auto-text-indent="false" style:page-number="auto" fo:background-color="#eeeeee" fo:padding-left="0.199cm" fo:padding-right="0cm" fo:padding-top="0.101cm" fo:padding-bottom="0.101cm" fo:border="none">
        <style:tab-stops/>
      </style:paragraph-properties>
      <style:text-properties fo:color="#000080" style:font-name="Roboto" fo:font-family="Roboto" style:font-style-name="Обычный" style:font-pitch="variable" fo:font-size="13pt" fo:font-weight="normal" fo:background-color="transparent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Базовый" style:display-name="_Базовый" style:family="paragraph" style:default-outline-level="">
      <style:paragraph-properties fo:text-align="start" style:justify-single-word="false" fo:orphans="2" fo:widows="2" style:writing-mode="lr-tb"/>
      <style:text-properties style:font-name="InputSansCompressed" fo:font-family="InputSansCompressed" style:font-family-generic="roman" style:font-pitch="variable" fo:font-size="12pt" style:font-size-asian="12pt"/>
    </style:style>
    <style:style style:name="_5f_Основной" style:display-name="_Основной" style:family="paragraph" style:parent-style-name="_5f_Базовый" style:default-outline-level="" style:master-page-name="">
      <style:paragraph-properties fo:margin-left="0cm" fo:margin-right="0cm" fo:margin-top="0cm" fo:margin-bottom="0cm" loext:contextual-spacing="true" fo:line-height="100%" fo:text-align="justify" style:justify-single-word="false" fo:hyphenation-ladder-count="no-limit" fo:text-indent="0.499cm" style:auto-text-indent="false" style:page-number="auto"/>
      <style:text-properties style:font-name="Verdana" fo:font-family="Verdana" style:font-style-name="Обычный" style:font-family-generic="swiss" style:font-pitch="variable" fo:font-size="12pt" fo:hyphenate="true" fo:hyphenation-remain-char-count="2" fo:hyphenation-push-char-count="2"/>
    </style:style>
    <style:style style:name="CODE" style:family="paragraph" style:parent-style-name="PARENT" style:master-page-name="">
      <loext:graphic-properties draw:fill="none" draw:fill-color="#eeeeee"/>
      <style:paragraph-properties fo:margin-left="0cm" fo:margin-right="0cm" fo:margin-top="0cm" fo:margin-bottom="0.199cm" loext:contextual-spacing="true" fo:text-align="start" style:justify-single-word="false" fo:text-indent="0cm" style:auto-text-indent="false" style:page-number="auto" fo:background-color="transparent" fo:padding="0.049cm" fo:border="0.06pt solid #000000">
        <style:tab-stops/>
      </style:paragraph-properties>
      <style:text-properties style:use-window-font-color="true" style:font-name="Hack" fo:font-family="Hack" style:font-style-name="Обычный" style:font-family-generic="modern" style:font-pitch="fixed" fo:font-size="9pt" fo:language="zxx" fo:country="none" fo:font-weight="normal"/>
    </style:style>
    <style:style style:name="NOTE_20_END" style:display-name="NOTE END" style:family="paragraph" style:parent-style-name="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LIST" style:family="paragraph" style:parent-style-name="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NOTE_20_BEGIN" style:display-name="NOTE BEGIN" style:family="paragraph" style:parent-style-name="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1" fo:font-family="Roboto" style:font-style-name="Жирный" style:font-pitch="variable" fo:font-size="11pt" fo:font-style="normal" fo:font-weight="normal"/>
    </style:style>
    <style:style style:name="HEAD" style:family="paragraph" style:parent-style-name="HEAD_20_N.N.N">
      <style:text-properties fo:font-size="14p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ING" style:family="paragraph" style:parent-style-name="PARENT">
      <style:paragraph-properties fo:text-align="center" style:justify-single-word="false"/>
    </style:style>
    <style:style style:name="SOFT" style:family="paragraph" style:parent-style-name="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_5f_АБЗАЦ" style:display-name="_АБЗАЦ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.4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16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4pt" fo:font-weight="bold"/>
    </style:style>
    <style:style style:name="_5f_CODE" style:display-name="_CODE" style:family="paragraph" style:parent-style-name="_5f_PARENT" style:master-page-name="">
      <loext:graphic-properties draw:fill="solid" draw:fill-color="#012456"/>
      <style:paragraph-properties fo:margin-left="0.101cm" fo:margin-right="0cm" fo:margin-top="0.199cm" fo:margin-bottom="0.4cm" loext:contextual-spacing="true" fo:text-align="start" style:justify-single-word="false" fo:hyphenation-ladder-count="no-limit" fo:text-indent="0cm" style:auto-text-indent="false" style:page-number="auto" fo:background-color="#012456" fo:padding="0.049cm" fo:border="none">
        <style:tab-stops/>
      </style:paragraph-properties>
      <style:text-properties style:use-window-font-color="true" style:font-name="Roboto Condensed1" fo:font-family="'Roboto Condensed'" style:font-style-name="Жирный" style:font-pitch="variable" fo:font-size="12pt" fo:language="zxx" fo:country="none" fo:font-weight="bold" fo:background-color="transparent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left="1.199cm" fo:margin-right="0cm" fo:margin-top="0cm" fo:margin-bottom="0.499cm" loext:contextual-spacing="true" fo:text-indent="0cm" style:auto-text-indent="false" fo:background-color="transparent" fo:padding="0.049cm" fo:border-left="none" fo:border-right="none" fo:border-top="none" fo:border-bottom="1.5pt solid #ff3333"/>
    </style:style>
    <style:style style:name="_5f_LIST" style:display-name="_LIST" style:family="paragraph" style:parent-style-name="_5f_PARENT" style:default-outline-level="" style:master-page-name="">
      <style:paragraph-properties fo:margin-left="0.3cm" fo:margin-right="0cm" fo:text-indent="0cm" style:auto-text-indent="false" style:page-number="auto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left="1.199cm" fo:margin-right="0cm" fo:margin-top="0.199cm" fo:margin-bottom="0cm" loext:contextual-spacing="false" fo:text-indent="0cm" style:auto-text-indent="false" style:page-number="auto" fo:padding="0.049cm" fo:border-left="none" fo:border-right="none" fo:border-top="1.5pt solid #ff3333" fo:border-bottom="none">
        <style:tab-stops/>
      </style:paragraph-properties>
      <style:text-properties style:use-window-font-color="true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000000" style:font-name="Roboto Slab" fo:font-family="'Roboto Slab'" style:font-style-name="Жирный" style:font-pitch="variable" fo:font-size="11pt" fo:letter-spacing="normal" fo:language="zxx" fo:country="none" fo:font-style="normal" style:text-underline-style="none" fo:font-weight="bold" officeooo:rsid="0142e4dc" fo:background-color="transparent" style:text-scale="100%" loext:padding="0.049cm" loext:border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20</meta:editing-cycles>
    <meta:print-date>1970-01-01T03:00:00</meta:print-date>
    <meta:creation-date>2011-03-09T13:01:00</meta:creation-date>
    <dc:date>2019-04-29T22:33:34.138000000</dc:date>
    <dc:language>ru-RU</dc:language>
    <meta:editing-duration>P3DT10H10M51S</meta:editing-duration>
    <meta:generator>LibreOffice/6.2.2.2$Windows_x86 LibreOffice_project/2b840030fec2aae0fd2658d8d4f9548af4e3518d</meta:generator>
    <meta:document-statistic meta:table-count="0" meta:image-count="0" meta:object-count="0" meta:page-count="2" meta:paragraph-count="37" meta:word-count="263" meta:character-count="2121" meta:non-whitespace-character-count="1887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